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858" officeooo:paragraph-rsid="00012858"/>
    </style:style>
    <style:style style:name="P2" style:family="paragraph" style:parent-style-name="Standard">
      <style:text-properties fo:color="#000000" fo:font-size="15pt" officeooo:rsid="00012858" officeooo:paragraph-rsid="00012858" style:font-size-asian="15pt" style:font-size-complex="15pt"/>
    </style:style>
    <style:style style:name="P3" style:family="paragraph" style:parent-style-name="Standard">
      <style:text-properties officeooo:paragraph-rsid="00012858"/>
    </style:style>
    <style:style style:name="T1" style:family="text">
      <style:text-properties officeooo:rsid="00012858"/>
    </style:style>
    <style:style style:name="T2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a4926" style:font-name="JetBrains Mono" fo:font-style="normal" fo:font-weight="normal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tyle="normal" fo:font-weight="normal" style:font-style-asian="normal" style:font-weight-asian="normal"/>
    </style:style>
    <style:style style:name="T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tyle="normal" fo:font-weight="normal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style:font-name="JetBrains Mono" fo:font-style="normal" fo:font-weight="normal" style:font-style-asian="normal" style:font-weight-asian="normal"/>
    </style:style>
    <style:style style:name="T10" style:family="text">
      <style:text-properties style:font-name="JetBrains Mono" fo:font-style="normal" fo:font-weight="normal" style:font-style-asian="normal" style:font-weight-asian="normal"/>
    </style:style>
    <style:style style:name="T11" style:family="text">
      <style:text-properties style:font-name="JetBrains Mono" fo:font-style="normal" fo:font-weight="normal" style:font-style-asian="normal" style:font-weight-asian="normal"/>
    </style:style>
    <style:style style:name="T12" style:family="text">
      <style:text-properties style:font-name="JetBrains Mono" fo:font-style="normal" fo:font-weight="normal" style:font-style-asian="normal" style:font-weight-asian="normal"/>
    </style:style>
    <style:style style:name="T13" style:family="text">
      <style:text-properties style:font-name="JetBrains Mono" fo:font-style="normal" fo:font-weight="normal" style:font-style-asian="normal" style:font-weight-asian="normal"/>
    </style:style>
    <style:style style:name="T14" style:family="text">
      <style:text-properties style:font-name="JetBrains Mono" fo:font-size="20pt" fo:font-style="normal" fo:font-weight="normal" style:font-size-asian="20pt" style:font-style-asian="normal" style:font-weight-asian="normal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officeooo:rsid="00012858" style:font-size-asian="20pt" style:font-size-complex="20pt"/>
    </style:style>
    <style:style style:name="T17" style:family="text">
      <style:text-properties fo:color="#000000" style:font-name="JetBrains Mono" fo:font-size="15pt" fo:font-style="normal" fo:font-weight="normal" style:font-size-asian="15pt" style:font-style-asian="normal" style:font-weight-asian="normal" style:font-size-complex="15pt"/>
    </style:style>
    <style:style style:name="T18" style:family="text">
      <style:text-properties fo:color="#000000" style:font-name="JetBrains Mono" fo:font-size="15pt" fo:font-style="normal" fo:font-weight="normal" style:font-size-asian="15pt" style:font-style-asian="normal" style:font-weight-asian="normal" style:font-size-complex="15pt"/>
    </style:style>
    <style:style style:name="T19" style:family="text">
      <style:text-properties fo:color="#000000" style:font-name="JetBrains Mono" fo:font-size="15pt" fo:font-style="normal" fo:font-weight="normal" style:font-size-asian="15pt" style:font-style-asian="normal" style:font-weight-asian="normal" style:font-size-complex="15pt"/>
    </style:style>
    <style:style style:name="T20" style:family="text">
      <style:text-properties fo:color="#000000" style:font-name="JetBrains Mono" fo:font-size="15pt" fo:font-style="normal" fo:font-weight="normal" officeooo:rsid="00012858" style:font-size-asian="15pt" style:font-style-asian="normal" style:font-weight-asian="normal" style:font-size-complex="15pt"/>
    </style:style>
    <style:style style:name="T21" style:family="text">
      <style:text-properties fo:color="#000000" style:font-name="JetBrains Mono" fo:font-size="15pt" fo:font-style="normal" fo:font-weight="normal" officeooo:rsid="00012858" style:font-size-asian="15pt" style:font-style-asian="normal" style:font-weight-asian="normal" style:font-size-complex="15pt"/>
    </style:style>
    <style:style style:name="T22" style:family="text">
      <style:text-properties fo:color="#000000" style:font-name="JetBrains Mono" fo:font-size="15pt" fo:font-style="normal" fo:font-weight="normal" officeooo:rsid="00012858" style:font-size-asian="15pt" style:font-style-asian="normal" style:font-weight-asian="normal" style:font-size-complex="15pt"/>
    </style:style>
    <style:style style:name="T23" style:family="text">
      <style:text-properties fo:color="#000000" style:font-name="JetBrains Mono" fo:font-size="20pt" fo:font-style="normal" fo:font-weight="normal" officeooo:rsid="00012858" style:font-size-asian="20pt" style:font-style-asian="normal" style:font-weight-asian="normal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Parametri MAPIC:</text:span> </text:p>
      <text:p text:style-name="P1"><text:span text:style-name="T17">candidatesGroup</text:span><text:span text:style-name="T17">=</text:span><text:span text:style-name="T17">1</text:span></text:p>
      <text:p text:style-name="P2"><text:span text:style-name="T10">maxDepth</text:span><text:span text:style-name="T10">=</text:span><text:span text:style-name="T10">3</text:span></text:p>
      <text:p text:style-name="P2"><text:span text:style-name="T10">minSamplesLeaf</text:span><text:span text:style-name="T10">=</text:span><text:span text:style-name="T10">20</text:span></text:p>
      <text:p text:style-name="P2"><text:span text:style-name="T10">removeUsedCandidate</text:span><text:span text:style-name="T10">=</text:span><text:span text:style-name="T10">1</text:span></text:p>
      <text:p text:style-name="P2"><text:span text:style-name="T10">window_size</text:span><text:span text:style-name="T10">=</text:span><text:span text:style-name="T10">20</text:span></text:p>
      <text:p text:style-name="P2"><text:span text:style-name="T10">k</text:span><text:span text:style-name="T10">=</text:span><text:span text:style-name="T10">5</text:span></text:p>
      <text:p text:style-name="P2"><text:span text:style-name="T10">n_clusters</text:span><text:span text:style-name="T10">=</text:span><text:span text:style-name="T10">20</text:span></text:p>
      <text:p text:style-name="P2"><text:span text:style-name="T10">criterio=entropia</text:span></text:p>
      <text:p text:style-name="P2"/>
      <text:p text:style-name="P1"><text:span text:style-name="T15">  </text:span></text:p>
      <text:p text:style-name="P3"><text:span text:style-name="T16"/></text:p>
      <text:p text:style-name="P3"><text:span text:style-name="T16">Parametri </text:span><text:span text:style-name="T15">ShapeletTransformation </text:span><text:span text:style-name="T16">:</text:span><text:span text:style-name="T1"> </text:span></text:p>
      <text:p text:style-name="P2"><text:span text:style-name="T10">maxDepth</text:span><text:span text:style-name="T10">=</text:span><text:span text:style-name="T10">3</text:span></text:p>
      <text:p text:style-name="P2"><text:span text:style-name="T10">minSamplesLeaf</text:span><text:span text:style-name="T10">=</text:span><text:span text:style-name="T10">20</text:span></text:p>
      <text:p text:style-name="P2"><text:span text:style-name="T10">window_size</text:span><text:span text:style-name="T10">=</text:span><text:span text:style-name="T10">20</text:span></text:p>
      <text:p text:style-name="P2"><text:span text:style-name="T10">criterio=entropia</text:span></text:p>
      <text:p text:style-name="P2"><text:span text:style-name="T10"/></text:p>
      <text:p text:style-name="P2"><text:span text:style-name="T14">  </text:span></text:p>
      <text:p text:style-name="P2"><text:span text:style-name="T10"/></text:p>
      <text:p text:style-name="P3"><text:span text:style-name="T16">Parametri LearningShapelets </text:span><text:span text:style-name="T15"><text:s/></text:span><text:span text:style-name="T16">:</text:span><text:span text:style-name="T1"> </text:span></text:p>
      <text:p text:style-name="P2"><text:span text:style-name="T10">maxDepth</text:span><text:span text:style-name="T10">=</text:span><text:span text:style-name="T10">3</text:span></text:p>
      <text:p text:style-name="P2"><text:span text:style-name="T10">minSamplesLeaf</text:span><text:span text:style-name="T10">=</text:span><text:span text:style-name="T10">20</text:span></text:p>
      <text:p text:style-name="P2"><text:span text:style-name="T10">criterio=entropia</text:span></text:p>
      <text:p text:style-name="P2"><text:span text:style-name="T10"/></text:p>
      <text:p text:style-name="P2"><text:span text:style-name="T14">  </text:span></text:p>
      <text:p text:style-name="P2"><text:span text:style-name="T14"/></text:p>
      <text:p text:style-name="P3"><text:span text:style-name="T16">Parametri Decision Tree with Shapelet :</text:span><text:span text:style-name="T1"> </text:span></text:p>
      <text:p text:style-name="P1"><text:span text:style-name="T17">candidatesGroup</text:span><text:span text:style-name="T17">=</text:span><text:span text:style-name="T17">1</text:span></text:p>
      <text:p text:style-name="P2"><text:span text:style-name="T10">maxDepth</text:span><text:span text:style-name="T10">=</text:span><text:span text:style-name="T10">3</text:span></text:p>
      <text:p text:style-name="P2"><text:span text:style-name="T10">minSamplesLeaf</text:span><text:span text:style-name="T10">=</text:span><text:span text:style-name="T10">20</text:span></text:p>
      <text:p text:style-name="P2"><text:span text:style-name="T10">removeUsedCandidate</text:span><text:span text:style-name="T10">=</text:span><text:span text:style-name="T10">1</text:span></text:p>
      <text:p text:style-name="P2"><text:span text:style-name="T10">window_size</text:span><text:span text:style-name="T10">=</text:span><text:span text:style-name="T10">20</text:span></text:p>
      <text:p text:style-name="P2"><text:span text:style-name="T10">k</text:span><text:span text:style-name="T10">=</text:span><text:span text:style-name="T10">5</text:span></text:p>
      <text:p text:style-name="P2"><text:span text:style-name="T10">n_clusters</text:span><text:span text:style-name="T10">=</text:span><text:span text:style-name="T10">20</text:span></text:p>
      <text:p text:style-name="P2"><text:span text:style-name="T10">criterio=entropia</text:span></text:p>
      <text:p text:style-name="P2"><text:soft-page-break/><text:span text:style-name="T14">  </text:span></text:p>
      <text:p text:style-name="P2"><text:span text:style-name="T14"/></text:p>
      <text:p text:style-name="P3"><text:span text:style-name="T16">Parametri Decision Tree</text:span><text:span text:style-name="T15"> </text:span><text:span text:style-name="T16">:</text:span><text:span text:style-name="T1"> </text:span></text:p>
      <text:p text:style-name="P2"><text:span text:style-name="T10">maxDepth</text:span><text:span text:style-name="T10">=</text:span><text:span text:style-name="T10">3</text:span></text:p>
      <text:p text:style-name="P2"><text:span text:style-name="T10">minSamplesLeaf</text:span><text:span text:style-name="T10">=</text:span><text:span text:style-name="T10">20</text:span></text:p>
      <text:p text:style-name="P2"><text:span text:style-name="T10">criterio=entropia</text:span></text:p>
      <text:p text:style-name="P2"><text:span text:style-name="T10"/></text:p>
      <text:p text:style-name="P2"><text:span text:style-name="T14"> </text:span></text:p>
      <text:p text:style-name="P2"><text:span text:style-name="T14"/></text:p>
      <text:p text:style-name="P3"><text:span text:style-name="T16">Parametri KNN</text:span><text:span text:style-name="T15"> </text:span><text:span text:style-name="T16">:</text:span><text:span text:style-name="T1"> </text:span></text:p>
      <text:p text:style-name="P3"><text:span text:style-name="T20">MinMaxScaler</text:span></text:p>
      <text:p text:style-name="P3"><text:span text:style-name="T20">K</text:span><text:span text:style-name="T20">=</text:span><text:span text:style-name="T20">3</text:span></text:p>
      <text:p text:style-name="P2"><text:span text:style-name="T14"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12-31T18:47:15.678000000</dc:date>
    <meta:editing-duration>PT7M5S</meta:editing-duration>
    <meta:editing-cycles>1</meta:editing-cycles>
    <meta:document-statistic meta:table-count="0" meta:image-count="0" meta:object-count="0" meta:page-count="2" meta:paragraph-count="39" meta:word-count="49" meta:character-count="559" meta:non-whitespace-character-count="528"/>
  </office:meta>
</office:document-meta>
</file>